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7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percentage" office:value="0.2">
            <text:p>20.00%</text:p>
          </table:table-cell>
          <table:table-cell table:style-name="ce1" office:value-type="percentage" office:value="0.3">
            <text:p>30.00%</text:p>
          </table:table-cell>
          <table:table-cell table:style-name="ce1" office:value-type="percentage" office:value="0.4">
            <text:p>40.00%</text:p>
          </table:table-cell>
          <table:table-cell table:style-name="ce1" office:value-type="percentage" office:value="0.6">
            <text:p>60.00%</text:p>
          </table:table-cell>
          <table:table-cell table:style-name="ce1" office:value-type="percentage" office:value="0.8">
            <text:p>80.00%</text:p>
          </table:table-cell>
          <table:table-cell table:style-name="ce1" office:value-type="percentage" office:value="1">
            <text:p>100.00%</text:p>
          </table:table-cell>
          <table:table-cell table:number-columns-repeated="1018"/>
        </table:table-row>
        <table:table-row table:style-name="ro1">
          <table:table-cell office:value-type="string">
            <text:p>Message stats for scenario default_scenario</text:p>
          </table:table-cell>
          <table:table-cell/>
          <table:table-cell table:number-columns-repeated="4" office:value-type="string">
            <text:p>Message stats for scenario default_scenario</text:p>
          </table:table-cell>
          <table:table-cell table:number-columns-repeated="1018"/>
        </table:table-row>
        <table:table-row table:style-name="ro2">
          <table:table-cell office:value-type="string">
            <text:p>sim_time: 43200.1000</text:p>
          </table:table-cell>
          <table:table-cell/>
          <table:table-cell office:value-type="string">
            <text:p>sim_time: 43200.1000</text:p>
          </table:table-cell>
          <table:table-cell office:value-type="string">
            <text:p>sim_time: 43200.1000</text:p>
          </table:table-cell>
          <table:table-cell office:value-type="string">
            <text:p>sim_time: 43200.1000</text:p>
          </table:table-cell>
          <table:table-cell office:value-type="string">
            <text:p>sim_time: 43200.1000</text:p>
          </table:table-cell>
          <table:table-cell table:number-columns-repeated="1018"/>
        </table:table-row>
        <table:table-row table:style-name="ro1">
          <table:table-cell office:value-type="string">
            <text:p>created: 1457</text:p>
          </table:table-cell>
          <table:table-cell/>
          <table:table-cell office:value-type="string">
            <text:p>created: 1457</text:p>
          </table:table-cell>
          <table:table-cell office:value-type="string">
            <text:p>created: 1465</text:p>
          </table:table-cell>
          <table:table-cell office:value-type="string">
            <text:p>created: 1470</text:p>
          </table:table-cell>
          <table:table-cell office:value-type="string">
            <text:p>created: 1461</text:p>
          </table:table-cell>
          <table:table-cell table:number-columns-repeated="1018"/>
        </table:table-row>
        <table:table-row table:style-name="ro1">
          <table:table-cell office:value-type="string">
            <text:p>started: 57430</text:p>
          </table:table-cell>
          <table:table-cell/>
          <table:table-cell office:value-type="string">
            <text:p>started: 57785</text:p>
          </table:table-cell>
          <table:table-cell office:value-type="string">
            <text:p>started: 59451</text:p>
          </table:table-cell>
          <table:table-cell office:value-type="string">
            <text:p>started: 58630</text:p>
          </table:table-cell>
          <table:table-cell office:value-type="string">
            <text:p>started: 58338</text:p>
          </table:table-cell>
          <table:table-cell table:number-columns-repeated="1018"/>
        </table:table-row>
        <table:table-row table:style-name="ro1">
          <table:table-cell office:value-type="string">
            <text:p>relayed: 30998</text:p>
          </table:table-cell>
          <table:table-cell/>
          <table:table-cell office:value-type="string">
            <text:p>relayed: 30719</text:p>
          </table:table-cell>
          <table:table-cell office:value-type="string">
            <text:p>relayed: 31964</text:p>
          </table:table-cell>
          <table:table-cell office:value-type="string">
            <text:p>relayed: 30968</text:p>
          </table:table-cell>
          <table:table-cell office:value-type="string">
            <text:p>relayed: 31054</text:p>
          </table:table-cell>
          <table:table-cell table:number-columns-repeated="1018"/>
        </table:table-row>
        <table:table-row table:style-name="ro1">
          <table:table-cell office:value-type="string">
            <text:p>aborted: 26431</text:p>
          </table:table-cell>
          <table:table-cell/>
          <table:table-cell office:value-type="string">
            <text:p>aborted: 27062</text:p>
          </table:table-cell>
          <table:table-cell office:value-type="string">
            <text:p>aborted: 27484</text:p>
          </table:table-cell>
          <table:table-cell office:value-type="string">
            <text:p>aborted: 27660</text:p>
          </table:table-cell>
          <table:table-cell office:value-type="string">
            <text:p>aborted: 27283</text:p>
          </table:table-cell>
          <table:table-cell table:number-columns-repeated="1018"/>
        </table:table-row>
        <table:table-row table:style-name="ro1">
          <table:table-cell office:value-type="string">
            <text:p>dropped: 31008</text:p>
          </table:table-cell>
          <table:table-cell/>
          <table:table-cell office:value-type="string">
            <text:p>dropped: 30602</text:p>
          </table:table-cell>
          <table:table-cell office:value-type="string">
            <text:p>dropped: 31900</text:p>
          </table:table-cell>
          <table:table-cell office:value-type="string">
            <text:p>dropped: 30915</text:p>
          </table:table-cell>
          <table:table-cell office:value-type="string">
            <text:p>dropped: 30959</text:p>
          </table:table-cell>
          <table:table-cell table:number-columns-repeated="1018"/>
        </table:table-row>
        <table:table-row table:style-name="ro1">
          <table:table-cell office:value-type="string">
            <text:p>removed: 0</text:p>
          </table:table-cell>
          <table:table-cell/>
          <table:table-cell table:number-columns-repeated="4" office:value-type="string">
            <text:p>removed: 0</text:p>
          </table:table-cell>
          <table:table-cell table:number-columns-repeated="1018"/>
        </table:table-row>
        <table:table-row table:style-name="ro1">
          <table:table-cell office:value-type="string">
            <text:p>delivered: 312</text:p>
          </table:table-cell>
          <table:table-cell/>
          <table:table-cell office:value-type="string">
            <text:p>delivered: 328</text:p>
          </table:table-cell>
          <table:table-cell office:value-type="string">
            <text:p>delivered: 364</text:p>
          </table:table-cell>
          <table:table-cell office:value-type="string">
            <text:p>delivered: 343</text:p>
          </table:table-cell>
          <table:table-cell office:value-type="string">
            <text:p>delivered: 36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elivery_prob: 0.2141</text:p>
          </table:table-cell>
          <table:table-cell table:style-name="ce2"/>
          <table:table-cell table:style-name="ce2" office:value-type="string">
            <text:p>delivery_prob: 0.2251</text:p>
          </table:table-cell>
          <table:table-cell table:style-name="ce2" office:value-type="string">
            <text:p>delivery_prob: 0.2485</text:p>
          </table:table-cell>
          <table:table-cell table:style-name="ce2" office:value-type="string">
            <text:p>delivery_prob: 0.2333</text:p>
          </table:table-cell>
          <table:table-cell table:style-name="ce2" office:value-type="string">
            <text:p>delivery_prob: 0.2491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response_prob: 0.0000</text:p>
          </table:table-cell>
          <table:table-cell/>
          <table:table-cell table:number-columns-repeated="4" office:value-type="string">
            <text:p>response_prob: 0.0000</text:p>
          </table:table-cell>
          <table:table-cell table:number-columns-repeated="1018"/>
        </table:table-row>
        <table:table-row table:style-name="ro1">
          <table:table-cell office:value-type="string">
            <text:p>overhead_ratio: 98.3526</text:p>
          </table:table-cell>
          <table:table-cell/>
          <table:table-cell office:value-type="string">
            <text:p>overhead_ratio: 92.6555</text:p>
          </table:table-cell>
          <table:table-cell office:value-type="string">
            <text:p>overhead_ratio: 86.8132</text:p>
          </table:table-cell>
          <table:table-cell office:value-type="string">
            <text:p>overhead_ratio: 89.2857</text:p>
          </table:table-cell>
          <table:table-cell office:value-type="string">
            <text:p>overhead_ratio: 84.3132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latency_avg: 4779.3737</text:p>
          </table:table-cell>
          <table:table-cell table:style-name="ce2"/>
          <table:table-cell table:style-name="ce2" office:value-type="string">
            <text:p>latency_avg: 4925.7439</text:p>
          </table:table-cell>
          <table:table-cell table:style-name="ce2" office:value-type="string">
            <text:p>latency_avg: 4617.9805</text:p>
          </table:table-cell>
          <table:table-cell table:style-name="ce2" office:value-type="string">
            <text:p>latency_avg: 4357.5111</text:p>
          </table:table-cell>
          <table:table-cell table:style-name="ce2" office:value-type="string">
            <text:p>latency_avg: 4609.2486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latency_med: 3467.0000</text:p>
          </table:table-cell>
          <table:table-cell table:style-name="ce2"/>
          <table:table-cell table:style-name="ce2" office:value-type="string">
            <text:p>latency_med: 3455.3000</text:p>
          </table:table-cell>
          <table:table-cell table:style-name="ce2" office:value-type="string">
            <text:p>latency_med: 3430.5000</text:p>
          </table:table-cell>
          <table:table-cell table:style-name="ce2" office:value-type="string">
            <text:p>latency_med: 3284.6000</text:p>
          </table:table-cell>
          <table:table-cell table:style-name="ce2" office:value-type="string">
            <text:p>latency_med: 3517.0000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hopcount_avg: 4.3910</text:p>
          </table:table-cell>
          <table:table-cell table:style-name="ce2"/>
          <table:table-cell table:style-name="ce2" office:value-type="string">
            <text:p>hopcount_avg: 4.6006</text:p>
          </table:table-cell>
          <table:table-cell table:style-name="ce2" office:value-type="string">
            <text:p>hopcount_avg: 4.6401</text:p>
          </table:table-cell>
          <table:table-cell table:style-name="ce2" office:value-type="string">
            <text:p>hopcount_avg: 4.6647</text:p>
          </table:table-cell>
          <table:table-cell table:style-name="ce2" office:value-type="string">
            <text:p>hopcount_avg: 4.1593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hopcount_med: 4</text:p>
          </table:table-cell>
          <table:table-cell table:style-name="ce2"/>
          <table:table-cell table:style-name="ce2" office:value-type="string">
            <text:p>hopcount_med: 4</text:p>
          </table:table-cell>
          <table:table-cell table:style-name="ce2" office:value-type="string">
            <text:p>hopcount_med: 4</text:p>
          </table:table-cell>
          <table:table-cell table:style-name="ce2" office:value-type="string">
            <text:p>hopcount_med: 4</text:p>
          </table:table-cell>
          <table:table-cell table:style-name="ce2" office:value-type="string">
            <text:p>hopcount_med: 3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buffertime_avg: 1420.0202</text:p>
          </table:table-cell>
          <table:table-cell/>
          <table:table-cell office:value-type="string">
            <text:p>buffertime_avg: 1425.4329</text:p>
          </table:table-cell>
          <table:table-cell office:value-type="string">
            <text:p>buffertime_avg: 1393.7829</text:p>
          </table:table-cell>
          <table:table-cell office:value-type="string">
            <text:p>buffertime_avg: 1414.6744</text:p>
          </table:table-cell>
          <table:table-cell office:value-type="string">
            <text:p>buffertime_avg: 1425.1408</text:p>
          </table:table-cell>
          <table:table-cell table:number-columns-repeated="1018"/>
        </table:table-row>
        <table:table-row table:style-name="ro2">
          <table:table-cell office:value-type="string">
            <text:p>buffertime_med: 917.5000</text:p>
          </table:table-cell>
          <table:table-cell/>
          <table:table-cell office:value-type="string">
            <text:p>buffertime_med: 922.2000</text:p>
          </table:table-cell>
          <table:table-cell office:value-type="string">
            <text:p>buffertime_med: 894.9000</text:p>
          </table:table-cell>
          <table:table-cell office:value-type="string">
            <text:p>buffertime_med: 889.6000</text:p>
          </table:table-cell>
          <table:table-cell office:value-type="string">
            <text:p>buffertime_med: 911.1000</text:p>
          </table:table-cell>
          <table:table-cell table:number-columns-repeated="1018"/>
        </table:table-row>
        <table:table-row table:style-name="ro2">
          <table:table-cell office:value-type="string">
            <text:p>rtt_avg: NaN</text:p>
          </table:table-cell>
          <table:table-cell/>
          <table:table-cell office:value-type="string">
            <text:p>rtt_avg: NaN</text:p>
          </table:table-cell>
          <table:table-cell office:value-type="string">
            <text:p>rtt_avg: NaN</text:p>
          </table:table-cell>
          <table:table-cell office:value-type="string">
            <text:p>rtt_avg: NaN</text:p>
          </table:table-cell>
          <table:table-cell office:value-type="string">
            <text:p>rtt_avg: NaN</text:p>
          </table:table-cell>
          <table:table-cell table:number-columns-repeated="1018"/>
        </table:table-row>
        <table:table-row table:style-name="ro2">
          <table:table-cell office:value-type="string">
            <text:p>rtt_med: NaN</text:p>
          </table:table-cell>
          <table:table-cell/>
          <table:table-cell office:value-type="string">
            <text:p>rtt_med: NaN</text:p>
          </table:table-cell>
          <table:table-cell office:value-type="string">
            <text:p>rtt_med: NaN</text:p>
          </table:table-cell>
          <table:table-cell office:value-type="string">
            <text:p>rtt_med: NaN</text:p>
          </table:table-cell>
          <table:table-cell office:value-type="string">
            <text:p>rtt_med: NaN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 office:value-type="string">
            <text:p>Message stats for scenario default_scenario</text:p>
          </table:table-cell>
          <table:table-cell/>
          <table:table-cell table:style-name="ce1" office:value-type="percentage" office:value="1">
            <text:p>100.00%</text:p>
          </table:table-cell>
          <table:table-cell table:number-columns-repeated="1018"/>
        </table:table-row>
        <table:table-row table:style-name="ro2">
          <table:table-cell office:value-type="string">
            <text:p>sim_time: 43200.1000</text:p>
          </table:table-cell>
          <table:table-cell office:value-type="string">
            <text:p>sim_time: 43200.1000</text:p>
          </table:table-cell>
          <table:table-cell office:value-type="string">
            <text:p>sim_time: 43200.1000</text:p>
          </table:table-cell>
          <table:table-cell office:value-type="string">
            <text:p>sim_time: 43200.1000</text:p>
          </table:table-cell>
          <table:table-cell/>
          <table:table-cell office:value-type="string">
            <text:p>Message stats for scenario default_scenario</text:p>
          </table:table-cell>
          <table:table-cell table:number-columns-repeated="1018"/>
        </table:table-row>
        <table:table-row table:style-name="ro2">
          <table:table-cell office:value-type="string">
            <text:p>created: 1457</text:p>
          </table:table-cell>
          <table:table-cell office:value-type="string">
            <text:p>created: 1461</text:p>
          </table:table-cell>
          <table:table-cell office:value-type="string">
            <text:p>created: 1457</text:p>
          </table:table-cell>
          <table:table-cell office:value-type="string">
            <text:p>created: 1465</text:p>
          </table:table-cell>
          <table:table-cell/>
          <table:table-cell office:value-type="string">
            <text:p>sim_time: 43200.1000</text:p>
          </table:table-cell>
          <table:table-cell table:number-columns-repeated="1018"/>
        </table:table-row>
        <table:table-row table:style-name="ro1">
          <table:table-cell office:value-type="string">
            <text:p>started: 27414</text:p>
          </table:table-cell>
          <table:table-cell office:value-type="string">
            <text:p>started: 37851</text:p>
          </table:table-cell>
          <table:table-cell office:value-type="string">
            <text:p>started: 42623</text:p>
          </table:table-cell>
          <table:table-cell office:value-type="string">
            <text:p>started: 53222</text:p>
          </table:table-cell>
          <table:table-cell/>
          <table:table-cell office:value-type="string">
            <text:p>created: 1461</text:p>
          </table:table-cell>
          <table:table-cell table:number-columns-repeated="1018"/>
        </table:table-row>
        <table:table-row table:style-name="ro1">
          <table:table-cell office:value-type="string">
            <text:p>relayed: 13017</text:p>
          </table:table-cell>
          <table:table-cell office:value-type="string">
            <text:p>relayed: 19072</text:p>
          </table:table-cell>
          <table:table-cell office:value-type="string">
            <text:p>relayed: 21491</text:p>
          </table:table-cell>
          <table:table-cell office:value-type="string">
            <text:p>relayed: 28108</text:p>
          </table:table-cell>
          <table:table-cell/>
          <table:table-cell office:value-type="string">
            <text:p>started: 58338</text:p>
          </table:table-cell>
          <table:table-cell table:number-columns-repeated="1018"/>
        </table:table-row>
        <table:table-row table:style-name="ro1">
          <table:table-cell office:value-type="string">
            <text:p>aborted: 14396</text:p>
          </table:table-cell>
          <table:table-cell office:value-type="string">
            <text:p>aborted: 18777</text:p>
          </table:table-cell>
          <table:table-cell office:value-type="string">
            <text:p>aborted: 21129</text:p>
          </table:table-cell>
          <table:table-cell office:value-type="string">
            <text:p>aborted: 25111</text:p>
          </table:table-cell>
          <table:table-cell/>
          <table:table-cell office:value-type="string">
            <text:p>relayed: 31054</text:p>
          </table:table-cell>
          <table:table-cell table:number-columns-repeated="1018"/>
        </table:table-row>
        <table:table-row table:style-name="ro1">
          <table:table-cell office:value-type="string">
            <text:p>dropped: 14050</text:p>
          </table:table-cell>
          <table:table-cell office:value-type="string">
            <text:p>dropped: 19986</text:p>
          </table:table-cell>
          <table:table-cell office:value-type="string">
            <text:p>dropped: 22153</text:p>
          </table:table-cell>
          <table:table-cell office:value-type="string">
            <text:p>dropped: 28594</text:p>
          </table:table-cell>
          <table:table-cell/>
          <table:table-cell office:value-type="string">
            <text:p>aborted: 27283</text:p>
          </table:table-cell>
          <table:table-cell table:number-columns-repeated="1018"/>
        </table:table-row>
        <table:table-row table:style-name="ro1">
          <table:table-cell table:number-columns-repeated="4" office:value-type="string">
            <text:p>removed: 0</text:p>
          </table:table-cell>
          <table:table-cell/>
          <table:table-cell office:value-type="string">
            <text:p>dropped: 30959</text:p>
          </table:table-cell>
          <table:table-cell table:number-columns-repeated="1018"/>
        </table:table-row>
        <table:table-row table:style-name="ro1">
          <table:table-cell office:value-type="string">
            <text:p>delivered: 197</text:p>
          </table:table-cell>
          <table:table-cell office:value-type="string">
            <text:p>delivered: 252</text:p>
          </table:table-cell>
          <table:table-cell office:value-type="string">
            <text:p>delivered: 298</text:p>
          </table:table-cell>
          <table:table-cell office:value-type="string">
            <text:p>delivered: 323</text:p>
          </table:table-cell>
          <table:table-cell/>
          <table:table-cell office:value-type="string">
            <text:p>removed: 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elivery_prob: 0.1352</text:p>
          </table:table-cell>
          <table:table-cell table:style-name="ce2" office:value-type="string">
            <text:p>delivery_prob: 0.1725</text:p>
          </table:table-cell>
          <table:table-cell table:style-name="ce2" office:value-type="string">
            <text:p>delivery_prob: 0.2045</text:p>
          </table:table-cell>
          <table:table-cell table:style-name="ce2" office:value-type="string">
            <text:p>delivery_prob: 0.2205</text:p>
          </table:table-cell>
          <table:table-cell table:style-name="ce2"/>
          <table:table-cell office:value-type="string">
            <text:p>delivered: 364</text:p>
          </table:table-cell>
          <table:table-cell table:style-name="ce2" table:number-columns-repeated="1018"/>
        </table:table-row>
        <table:table-row table:style-name="ro1">
          <table:table-cell table:number-columns-repeated="4" office:value-type="string">
            <text:p>response_prob: 0.0000</text:p>
          </table:table-cell>
          <table:table-cell/>
          <table:table-cell table:style-name="ce2" office:value-type="string">
            <text:p>delivery_prob: 0.2491</text:p>
          </table:table-cell>
          <table:table-cell table:number-columns-repeated="1018"/>
        </table:table-row>
        <table:table-row table:style-name="ro1">
          <table:table-cell office:value-type="string">
            <text:p>overhead_ratio: 65.0761</text:p>
          </table:table-cell>
          <table:table-cell office:value-type="string">
            <text:p>overhead_ratio: 74.6825</text:p>
          </table:table-cell>
          <table:table-cell office:value-type="string">
            <text:p>overhead_ratio: 71.1174</text:p>
          </table:table-cell>
          <table:table-cell office:value-type="string">
            <text:p>overhead_ratio: 86.0217</text:p>
          </table:table-cell>
          <table:table-cell/>
          <table:table-cell office:value-type="string">
            <text:p>response_prob: 0.0000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latency_avg: 3357.5020</text:p>
          </table:table-cell>
          <table:table-cell table:style-name="ce2" office:value-type="string">
            <text:p>latency_avg: 3275.1794</text:p>
          </table:table-cell>
          <table:table-cell table:style-name="ce2" office:value-type="string">
            <text:p>latency_avg: 4335.0490</text:p>
          </table:table-cell>
          <table:table-cell table:style-name="ce2" office:value-type="string">
            <text:p>latency_avg: 4286.5486</text:p>
          </table:table-cell>
          <table:table-cell table:style-name="ce2"/>
          <table:table-cell office:value-type="string">
            <text:p>overhead_ratio: 84.3132</text:p>
          </table:table-cell>
          <table:table-cell table:style-name="ce2" table:number-columns-repeated="1018"/>
        </table:table-row>
        <table:table-row table:style-name="ro4">
          <table:table-cell table:style-name="ce2" office:value-type="string">
            <text:p>latency_med: 2140.3000</text:p>
          </table:table-cell>
          <table:table-cell table:style-name="ce2" office:value-type="string">
            <text:p>latency_med: 2564.6000</text:p>
          </table:table-cell>
          <table:table-cell table:style-name="ce2" office:value-type="string">
            <text:p>latency_med: 2953.1000</text:p>
          </table:table-cell>
          <table:table-cell table:style-name="ce2" office:value-type="string">
            <text:p>latency_med: 2983.4000</text:p>
          </table:table-cell>
          <table:table-cell table:style-name="ce2"/>
          <table:table-cell table:style-name="ce2" office:value-type="string">
            <text:p>latency_avg: 4609.2486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hopcount_avg: 2.4061</text:p>
          </table:table-cell>
          <table:table-cell table:style-name="ce2" office:value-type="string">
            <text:p>hopcount_avg: 2.7698</text:p>
          </table:table-cell>
          <table:table-cell table:style-name="ce2" office:value-type="string">
            <text:p>hopcount_avg: 3.3960</text:p>
          </table:table-cell>
          <table:table-cell table:style-name="ce2" office:value-type="string">
            <text:p>hopcount_avg: 3.8731</text:p>
          </table:table-cell>
          <table:table-cell table:style-name="ce2"/>
          <table:table-cell table:style-name="ce2" office:value-type="string">
            <text:p>latency_med: 3517.0000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hopcount_med: 2</text:p>
          </table:table-cell>
          <table:table-cell table:style-name="ce2" office:value-type="string">
            <text:p>hopcount_med: 2</text:p>
          </table:table-cell>
          <table:table-cell table:style-name="ce2" office:value-type="string">
            <text:p>hopcount_med: 3</text:p>
          </table:table-cell>
          <table:table-cell table:style-name="ce2" office:value-type="string">
            <text:p>hopcount_med: 3</text:p>
          </table:table-cell>
          <table:table-cell table:style-name="ce2"/>
          <table:table-cell table:style-name="ce2" office:value-type="string">
            <text:p>hopcount_avg: 4.1593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buffertime_avg: 653.8743</text:p>
          </table:table-cell>
          <table:table-cell office:value-type="string">
            <text:p>buffertime_avg: 647.2373</text:p>
          </table:table-cell>
          <table:table-cell office:value-type="string">
            <text:p>buffertime_avg: 820.0244</text:p>
          </table:table-cell>
          <table:table-cell office:value-type="string">
            <text:p>buffertime_avg: 912.6924</text:p>
          </table:table-cell>
          <table:table-cell/>
          <table:table-cell table:style-name="ce2" office:value-type="string">
            <text:p>hopcount_med: 3</text:p>
          </table:table-cell>
          <table:table-cell table:number-columns-repeated="1018"/>
        </table:table-row>
        <table:table-row table:style-name="ro2">
          <table:table-cell office:value-type="string">
            <text:p>buffertime_med: 160.9000</text:p>
          </table:table-cell>
          <table:table-cell office:value-type="string">
            <text:p>buffertime_med: 171.5000</text:p>
          </table:table-cell>
          <table:table-cell office:value-type="string">
            <text:p>buffertime_med: 196.1000</text:p>
          </table:table-cell>
          <table:table-cell office:value-type="string">
            <text:p>buffertime_med: 249.0000</text:p>
          </table:table-cell>
          <table:table-cell/>
          <table:table-cell office:value-type="string">
            <text:p>buffertime_avg: 1425.1408</text:p>
          </table:table-cell>
          <table:table-cell table:number-columns-repeated="1018"/>
        </table:table-row>
        <table:table-row table:style-name="ro2">
          <table:table-cell office:value-type="string">
            <text:p>rtt_avg: NaN</text:p>
          </table:table-cell>
          <table:table-cell office:value-type="string">
            <text:p>rtt_avg: NaN</text:p>
          </table:table-cell>
          <table:table-cell office:value-type="string">
            <text:p>rtt_avg: NaN</text:p>
          </table:table-cell>
          <table:table-cell office:value-type="string">
            <text:p>rtt_avg: NaN</text:p>
          </table:table-cell>
          <table:table-cell/>
          <table:table-cell office:value-type="string">
            <text:p>buffertime_med: 911.1000</text:p>
          </table:table-cell>
          <table:table-cell table:number-columns-repeated="1018"/>
        </table:table-row>
        <table:table-row table:style-name="ro2">
          <table:table-cell office:value-type="string">
            <text:p>rtt_med: NaN</text:p>
          </table:table-cell>
          <table:table-cell office:value-type="string">
            <text:p>rtt_med: NaN</text:p>
          </table:table-cell>
          <table:table-cell office:value-type="string">
            <text:p>rtt_med: NaN</text:p>
          </table:table-cell>
          <table:table-cell office:value-type="string">
            <text:p>rtt_med: NaN</text:p>
          </table:table-cell>
          <table:table-cell/>
          <table:table-cell office:value-type="string">
            <text:p>rtt_avg: Na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rtt_med: NaN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ngsam Park</meta:initial-creator>
    <meta:creation-date>2013-08-22T03:21:05</meta:creation-date>
    <dc:date>2013-08-22T04:07:33</dc:date>
    <dc:creator>Youngsam Park</dc:creator>
    <meta:editing-duration>PT33M57S</meta:editing-duration>
    <meta:editing-cycles>3</meta:editing-cycles>
    <meta:generator>LibreOffice/3.5$Linux_X86_64 LibreOffice_project/350m1$Build-2</meta:generator>
    <meta:document-statistic meta:table-count="3" meta:cell-count="207" meta:object-count="0"/>
  </office:meta>
</office:document-meta>
</file>